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paragraph-properties>
        <style:tab-stops>
          <style:tab-stop style:type="right" style:position="6.268in"/>
        </style:tab-stops>
      </style:paragraph-properties>
    </style:style>
    <style:style style:name="T31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<text:span text:style-name="T2">On 21st while running make command in new environment without any changes faced below error.</text:span></text:p>
      <text:p text:style-name="Normal">make[2]: Entering directory '/root/Monolith_20Feb/software'<text:line-break/>make[2]: Leaving directory '/root/Monolith_20Feb/software'<text:line-break/>/h/snail/share/tools/jdk1.8.0_201/bin/javac -classpath ../../../../exports/java: -g nv40b_monolith_resource_metrics.java &amp;&amp; touch nv40b_monolith_resource_metrics.class.done<text:line-break/>nv40b_monolith_resource_metrics.java:1: error: package com.brixnet.preflight does not exist<text:line-break/>import com.brixnet.preflight.*;<text:line-break/>^<text:line-break/>nv40b_monolith_resource_metrics.java:3: error: cannot find symbol<text:line-break/>public class nv40b_monolith_resource_metrics implements MonolithResourceMetrics<text:line-break/>                                                        ^<text:line-break/>  symbol: class MonolithResourceMetrics<text:line-break/>nv40b_monolith_resource_metrics.java:5: error: cannot find symbol<text:line-break/>    public MonolithResourceMetricsResult computeResources(int memorySize)<text:line-break/>           ^<text:line-break/>  symbol:   class MonolithResourceMetricsResult<text:line-break/>  location: class nv40b_monolith_resource_metrics<text:line-break/>nv40b_monolith_resource_metrics.java:7: error: cannot find symbol<text:line-break/>        MonolithResourceMetricsResult result = new MonolithResourceMetricsResult();<text:line-break/>        ^<text:line-break/>  symbol:   class MonolithResourceMetricsResult<text:line-break/>  location: class nv40b_monolith_resource_metrics<text:line-break/>nv40b_monolith_resource_metrics.java:7: error: cannot find symbol<text:line-break/>        MonolithResourceMetricsResult result = new MonolithResourceMetricsResult();<text:line-break/>                                                   ^<text:line-break/>  symbol:   class MonolithResourceMetricsResult<text:line-break/>  location: class nv40b_monolith_resource_metrics<text:line-break/>nv40b_monolith_resource_metrics.java:9: error: cannot find symbol<text:line-break/>        result.resultVersion = VERSION2;<text:line-break/>                               ^<text:line-break/>  symbol:   variable VERSION2<text:line-break/>  location: class nv40b_monolith_resource_metrics<text:line-break/>6 errors<text:line-break/>make[1]: *** [../../../../makefiles/rules.makefile:994: nv40b_monolith_resource_metrics.class] Error 1<text:line-break/>make[1]: Leaving directory '/root/Monolith_20Feb/software/swv/platform/atomic-dog/image'<text:line-break/><text:soft-page-break/>make: *** [../../../../makefiles/linux-target-rules.makefile:152: local-exes] Error 2<text:line-break/>[root@rakeshdev image]#<text:line-break/> </text:p>
      <text:p text:style-name="Normal"> </text:p>
      <text:p text:style-name="Normal"><text:span text:style-name="T3">To resolve this we tried copying all compiled file from /root/software/exports/java all files copied to new environmnet path.</text:span></text:p>
      <text:p text:style-name="Normal"> </text:p>
      <text:p text:style-name="Normal"> </text:p>
      <text:p text:style-name="Normal"> </text:p>
      <text:p text:style-name="Normal"><text:span text:style-name="T4">for the following error we copied /exports/lin-vfr-x86_64-r/bvm-verifier-agent file to the new environment in the same path</text:span><text:span text:style-name="T5"><text:s/></text:span></text:p>
      <text:p text:style-name="Normal">cp -f -p rootfs/boot/install-tools/exec-post-setup.sh lin-nv40b-x86_64-r/monolith/exec-post-setup.sh<text:line-break/>make[1]: *** No rule to make target '../../../../exports/lin-vfr-x86_64-r/bvm-verifier-agent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 </text:p>
      <text:p text:style-name="Normal"> </text:p>
      <text:p text:style-name="Normal">make[1]: Entering directory '/root/Monolith_20Feb/software/swv/platform/atomic-dog/image'<text:line-break/>make[1]: *** No rule to make target '../../../../exports/lin-vfr-x86_64-r/../include/swv/image/image-filter-turnup-monolith.swv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text:line-break/> </text:p>
      <text:p text:style-name="Normal"><text:span text:style-name="T6">To resolve this we copied SWV directory from ip 154 to 208 under path /root/software/exports/include</text:span></text:p>
      <text:p text:style-name="Normal"> </text:p>
      <text:soft-page-break/>
      <text:p text:style-name="Normal">make[1]: Entering directory '/root/Monolith_20Feb/software/swv/platform/atomic-dog/image'<text:line-break/>make[1]: *** No rule to make target '../../../../exports/lin-vfr-x86_64-r/libbx-utils.so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<text:span text:style-name="T7">Again make </text:span></text:p>
      <text:p text:style-name="Normal">make[1]: Entering directory '/root/Monolith_20Feb/software/swv/platform/atomic-dog/image'<text:line-break/>make[1]: *** No rule to make target '../../../../exports/lin-vfr-x86_64-r/libswv-logger.so', needed by 'lin-nv40b-x86_64-r/monolith/rootfs.tgz'.  Stop.<text:line-break/>make[1]: Leaving directory '/root/Monolith_20Feb/software/swv/platform/atomic-dog/image'<text:line-break/>make: *** [../../../../makefiles/linux-target-rules.makefile:160: local-jars] Error 2</text:p>
      <text:p text:style-name="Normal"> </text:p>
      <text:p text:style-name="Normal"><text:span text:style-name="T8">Copied all so files except below so's as already we have in new environment, under /root/software/exports/lin-vfr-x86_64-r</text:span></text:p>
      <text:p text:style-name="Normal"><text:line-break/>nvtlactv.so                                                                                 100%  272KB   4.1MB/s   00:00<text:line-break/>nvtlconn.so                                                                                 100%   33KB   7.6MB/s   00:00<text:line-break/>nvtldiag.so                                                                                 100%  252KB   7.5MB/s   00:00<text:line-break/>nvtlsdk.so</text:p>
      <text:p text:style-name="Normal"> </text:p>
      <text:p text:style-name="Normal"><text:span text:style-name="T9">again make error missing exfo-memtool under /root/software/exports/lin-vfr-x86_64-r copied </text:span></text:p>
      <text:p text:style-name="Normal">make[1]: Entering directory '/root/Monolith_20Feb/software/swv/platform/atomic-dog/image'<text:line-break/>make[1]: *** No rule to make target '../../../../exports/lin-vfr-x86_64-r/exfo-memtool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text:line-break/> </text:p>
      <text:p text:style-name="Normal"><text:span text:style-name="T10">again make error missing sshd copied to /root/software/exports/lin-vfr-x86_64-r</text:span></text:p>
      <text:soft-page-break/>
      <text:p text:style-name="Normal">make[1]: *** No rule to make target '../../../../exports/lin-vfr-x86_64-r/sshd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text:line-break/> </text:p>
      <text:p text:style-name="Normal"><text:span text:style-name="T11">again make error missing scp copied to /root/software/exports/lin-vfr-x86_64-r</text:span></text:p>
      <text:p text:style-name="Normal"> </text:p>
      <text:p text:style-name="Normal">make[1]: Entering directory '/root/Monolith_20Feb/software/swv/platform/atomic-dog/image'<text:line-break/>make[1]: *** No rule to make target '../../../../exports/lin-vfr-x86_64-r/scp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text:line-break/> </text:p>
      <text:p text:style-name="Normal"><text:span text:style-name="T12">we copied all to 208 </text:span></text:p>
      <text:p text:style-name="Normal">[root@prabindev lin-vfr-x86_64-r]# scp -r scp brix@10.144.234.208:/binary/<text:line-break/>brix@10.144.234.208's password:<text:line-break/>scp                                                                                         100%  298KB   7.1MB/s   00:00<text:line-break/>[root@prabindev lin-vfr-x86_64-r]# scp -r ssh-keygen scdma sensors sftp sftp-server sgsm snmpd snmptrap socket-util sp_watchdog ssh-add ssh-agent ssh-keyscan ssh-keysign swiapui swisdk tcpdump test-turnup tgenif untgz upgrade usb-control  brix@10.144.234.208:/binary/<text:line-break/> </text:p>
      <text:p text:style-name="Normal"><text:span text:style-name="T13">error .ko missing copied  linux-lastmile</text:span></text:p>
      <text:p text:style-name="Normal">---&gt; local-jars nv40b<text:line-break/>make[1]: Entering directory '/root/Monolith_20Feb/software/swv/platform/atomic-dog/image'<text:line-break/>make[1]: *** No rule to make target '../../../../exports/lin-vfr-x86_64-r/linux-lastmile/lib/modules/3.18.12/kernel/drivers/net/lastmile/lastmile.ko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<text:soft-page-break/>[root@rakeshdev image]#<text:line-break/><text:span text:style-name="T14">ERROR lastmile-dma MISSING COPIED </text:span></text:p>
      <text:p text:style-name="Normal">make[1]: Entering directory '/root/Monolith_20Feb/software/swv/platform/atomic-dog/image'<text:line-break/>make[1]: *** No rule to make target '../../../../exports/lin-vfr-x86_64-r/lastmile-dma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/text:p>
      <text:p text:style-name="Normal"> </text:p>
      <text:p text:style-name="Normal"><text:span text:style-name="T15">ERROR lastmile-dma MISSING COPIED lastmile-rawcardtool</text:span></text:p>
      <text:p text:style-name="Normal">make[1]: Entering directory '/root/Monolith_20Feb/software/swv/platform/atomic-dog/image'<text:line-break/>make[1]: *** No rule to make target '../../../../exports/lin-vfr-x86_64-r/lastmile-rawcardtool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text:line-break/><text:span text:style-name="T16">ERROR lastmile-dma MISSING COPIED lastmile-ethtool</text:span><text:line-break/>make[1]: Entering directory '/root/Monolith_20Feb/software/swv/platform/atomic-dog/image'<text:line-break/>make[1]: *** No rule to make target '../../../../exports/lin-vfr-x86_64-r/lastmile-ethtool', needed by 'lin-nv40b-x86_64-r/monolith/rootfs.tgz'.  Stop.<text:line-break/>make[1]: Leaving directory '/root/Monolith_20Feb/software/swv/platform/atomic-dog/image'<text:line-break/>make: *** [../../../../makefiles/linux-target-rules.makefile:160: local-jars] Error 2</text:p>
      <text:p text:style-name="Normal"><text:span text:style-name="T17">ERROR lastmile-dma MISSING COPIED lastmile-triumph</text:span></text:p>
      <text:p text:style-name="Normal">make[1]: Entering directory '/root/Monolith_20Feb/software/swv/platform/atomic-dog/image'<text:line-break/>make[1]: *** No rule to make target '../../../../exports/lin-vfr-x86_64-r/lastmile-triumph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 </text:p>
      <text:soft-page-break/>
      <text:p text:style-name="Normal"><text:span text:style-name="T18">ERROR lastmile-dma MISSING COPIED lastmile-turnup</text:span><text:line-break/> make[1]: *** No rule to make target '../../../../exports/lin-vfr-x86_64-r/lastmile-turnup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<text:line-break/> </text:p>
      <text:p text:style-name="Normal">[root@prabindev lin-vfr-x86_64-r]# scp -r lastmile-fcc lastmile-serial lastmile-timesvc lastmile-version  brix@10.144.234.208:/binary/<text:line-break/>brix@10.144.234.208's password:<text:line-break/><text:span text:style-name="T19">lastmile-fcc                                                                                100%   45KB 777.0KB/s   00:00</text:span><text:line-break/><text:span text:style-name="T20">lastmile-serial                                                                             100%   16KB 183.7KB/s   00:00</text:span><text:line-break/><text:span text:style-name="T21">lastmile-timesvc                                                                            100%   56KB   1.5MB/s   00:00</text:span><text:line-break/><text:span text:style-name="T22">lastmile-version                                                                            100%   16KB 539.0KB/s   00:00</text:span><text:line-break/>[root@prabindev lin-vfr-x86_64-r]#<text:line-break/> </text:p>
      <text:p text:style-name="Normal">make[1]: *** No rule to make target '../../../../exports/lin-vfr-x86_64-r/exfo-pci-control', needed by 'lin-nv40b-x86_64-r/monolith/rootfs.tgz'.  Stop.<text:line-break/>make[1]: Leaving directory '/root/Monolith_20Feb/software/swv/platform/atomic-dog/image'<text:line-break/>make: *** [../../../../makefiles/linux-target-rules.makefile:160: local-jars] Error 2<text:line-break/>[root@rakeshdev image]# cd lin-vfr-x86_64-r/</text:p>
      <text:p text:style-name="Normal"> </text:p>
      <text:p text:style-name="Normal">scp -r exfo-pci-control exfo-verifier-agent brix@10.144.234.208:               brix@10.144.234.208's password:<text:line-break/><text:span text:style-name="T23">exfo-pci-control                                                                            100%   26KB   8.0MB/s   00:00</text:span><text:line-break/><text:span text:style-name="T24">exfo-verifier-agent                                                                         100%   38KB 667.3KB/s   00:00</text:span><text:line-break/>[root@prabindev lin-vfr-x86_64-r]#</text:p>
      <text:p text:style-name="Normal"> </text:p>
      <text:p text:style-name="Normal"><text:span text:style-name="T25">Error vmlinuz-3.18.12 copied System.map-3.18.12, lin-nv40b-x86_64-r,</text:span></text:p>
      <text:p text:style-name="Normal"><text:line-break/>make[1]: Entering directory '/root/Monolith_20Feb/software/swv/platform/atomic-dog/image'<text:line-break/>make[1]: *** No rule to make target '../../../../exports/lin-vfr-x86_64-r/linux-lastmile/vmlinuz-3.18.12', needed by 'lin-nv40b-x86_64-r/monolith/rootfs.tgz'.  Stop.<text:line-break/>make[1]: Leaving directory '/root/Monolith_20Feb/software/swv/platform/atomic-<text:soft-page-break/>dog/image'<text:line-break/>make: *** [../../../../makefiles/linux-target-rules.makefile:160: local-jars] Error 2</text:p>
      <text:p text:style-name="Normal"> </text:p>
      <text:p text:style-name="Normal"><text:span text:style-name="T26">Error lin-gcc4-x86_64</text:span></text:p>
      <text:p text:style-name="Normal">cd lin-nv40b-x86_64-r ; "/h/snail/share/tools/jdk1.8.0_201/bin/javac" -classpath ../../../../../exports/java -g nv40b_monolith_resource_metrics.java<text:line-break/>if [ ! -d lin-nv40b-x86_64-r ] ; then mkdir -p lin-nv40b-x86_64-r ; fi<text:line-break/>export LD_LIBRARY_PATH=../../../../exports/lin-vfr-x86_64-d:$LD_LIBRARY_PATH; ../../../../swv/build-tools/image-filter-merge/lin-gcc4-x86_64/image-filter-merge ../../../../exports/include/swv/image/image-filter-monolith-nv40b.swv ../../../../exports/include/swv/image/image-filter-monolith-linux-gcc4-x86_64.swv ../../../../exports/include/swv/image/image-filter-monolith-common.swv ../../../../exports/include/swv/include/image-filter-swv-test-api-monolith.xml ../../../../exports/include/swv/image/image-filter-turnup-monolith.swv &gt;lin-nv40b-x86_64-r/image-filter-monolith-nv40b.xml<text:line-break/>bash: ../../../../swv/build-tools/image-filter-merge/lin-gcc4-x86_64/image-filter-merge: No such file or directory<text:line-break/>make[1]: *** [makefiles/monolith-rules.makefile:125: lin-nv40b-x86_64-r/image-filter-monolith-nv40b.xml] Error 127<text:line-break/>make[1]: Leaving directory '/root/Monolith_20Feb/software/swv/platform/atomic-dog/image'<text:line-break/>make: *** [../../../../makefiles/linux-target-rules.makefile:160: local-jars] Error 2<text:line-break/>[root@rakeshdev image]#<text:line-break/> </text:p>
      <text:p text:style-name="Normal"><text:span text:style-name="T27">scp -r lin-gcc4-x86_64 brix@10.144.234.208:/binary/</text:span><text:line-break/><text:span text:style-name="T28">brix@10.144.234.208's password:</text:span><text:line-break/><text:span text:style-name="T29">.setup-dir                                                                                  100%    0     0.0KB/s   00:00</text:span><text:line-break/> </text:p>
      <text:p text:style-name="P30"> <text:tab/></text:p>
      <text:p text:style-name="Normal"> </text:p>
      <text:p text:style-name="Normal"> </text:p>
      <text:p text:style-name="Normal"><text:line-break/>[root@rakeshdev lin-nv40b-x86_64-r]# sudo PATH=$PATH:/root/Monolith_20Feb/software/exports/lin-vfr-x86_64-r/ ../rootfs/boot/install-tools/bvm-mkimg.sh -m monolith-nv40b-x86_64.jar -p nv40b -o monolith.vmdk -vkr 710011644928.vkr<text:line-break/>Error: encrypt-vkr not in the PATH</text:p>
      <text:soft-page-break/>
      <text:p text:style-name="Normal"> </text:p>
      <text:p text:style-name="Normal">Usage: bvm-mkimg.sh ARGUMENTS</text:p>
      <text:p text:style-name="Normal"> </text:p>
      <text:p text:style-name="Normal">Arguments:<text:line-break/>   -m|--monolith monolith-name.jar<text:line-break/>        Pass in a bvm monolith jar file. Required parameter.<text:line-break/>   -p b1100<text:line-break/>        Specify the platform. Required parameter.<text:line-break/>        Only B1100 supported at this time.<text:line-break/>   -o|--output bvm.vmdk<text:line-break/>        Specify the output vmdk file. This argument is optional.<text:line-break/>        If not specified, it will be set to the leaf name of<text:line-break/>        monolith-name.jar, with the suffix changed to '.vmdk'.<text:line-break/>   -dcf filename.xml<text:line-break/>        Pass in a default config file.<text:line-break/>   -vkr filename.vkr<text:line-break/>        Pass in a vkr file. Requires the 'encrypt-vkr' tool<text:line-break/>        to be in the PATH.<text:line-break/>   -vkx filename.vkx<text:line-break/>        Pass in a vkx file. Either a vkr or a vkx file must be specified.<text:line-break/>   -h|--help|-?<text:line-break/>        Display this help.</text:p>
      <text:p text:style-name="Normal"> </text:p>
      <text:p text:style-name="Normal">Environment variables:<text:line-break/>   BVM_MKIMG_MONOLITH_JAR<text:line-break/>        Pass in a bvm monolith jar file.<text:line-break/>   BVM_MKIMG_MONOLITH_PLATFORM<text:line-break/>        Specify the platform.<text:line-break/>   BVM_MKIMG_OUTPUT_VMDK<text:line-break/>        Specify the output vmdk file.<text:line-break/>   BVM_MKIMG_DCF<text:line-break/>        Pass in a default config file.<text:line-break/>   BVM_MKIMG_VKR<text:line-break/>        Pass in a vkr file. Requires the 'encrypt-vkr' tool<text:line-break/>        to be in the PATH.<text:line-break/>   BVM_MKIMG_VKX<text:line-break/>        Pass in a vkx file.</text:p>
      <text:p text:style-name="Normal"> </text:p>
      <text:soft-page-break/>
      <text:p text:style-name="Normal"> </text:p>
      <text:p text:style-name="Normal"><text:span text:style-name="T31">as encrypt-vk is missing we copied under /root/software/exports/lin-vfr-x86_64-r/</text:span></text:p>
      <text:p text:style-name="Normal"> </text:p>
      <text:p text:style-name="Normal">[root@rakeshdev lin-nv40b-x86_64-r]#<text:line-break/>[root@rakeshdev lin-nv40b-x86_64-r]# ls<text:line-break/>710011644928.vkr  image-filter-monolith-nv40b.xml  monolith-nv40b-x86_64.jar              testfunc.sig<text:line-break/>brixnet.cert      MANIFEST.mf                      monolith.tgz<text:line-break/>date-21Feb2025    monolith                         nv40b_monolith_resource_metrics.class<text:line-break/>image             monolith-jar                     nv40b_monolith_resource_metrics.java<text:line-break/>[root@rakeshdev lin-nv40b-x86_64-r]# sudo PATH=$PATH:/root/Monolith_20Feb/software/exports/lin-vfr-x86_64-r/ ../rootfs/boot/install-tools/bvm-mkimg.sh -m monolith-nv40b-x86_64.jar -p nv40b -o monolith.vmdk -vkr 710011644928.vkr<text:line-break/>Error: encrypt-vkr not in the PATH</text:p>
      <text:p text:style-name="Normal"> </text:p>
      <text:p text:style-name="Normal">Usage: bvm-mkimg.sh ARGUMENTS</text:p>
      <text:p text:style-name="Normal"> </text:p>
      <text:p text:style-name="Normal">Arguments:<text:line-break/>   -m|--monolith monolith-name.jar<text:line-break/>        Pass in a bvm monolith jar file. Required parameter.<text:line-break/>   -p b1100<text:line-break/>        Specify the platform. Required parameter.<text:line-break/>        Only B1100 supported at this time.<text:line-break/>   -o|--output bvm.vmdk<text:line-break/>        Specify the output vmdk file. This argument is optional.<text:line-break/>        If not specified, it will be set to the leaf name of<text:line-break/>        monolith-name.jar, with the suffix changed to '.vmdk'.<text:line-break/>   -dcf filename.xml<text:line-break/>        Pass in a default config file.<text:line-break/>   -vkr filename.vkr<text:line-break/>        Pass in a vkr file. Requires the 'encrypt-vkr' tool<text:line-break/>        to be in the PATH.<text:line-break/>   -vkx filename.vkx<text:line-break/>        Pass in a vkx file. Either a vkr or a vkx file must be specified.<text:line-break/>   -h|--help|-?<text:line-break/>        Display this help.</text:p>
      <text:soft-page-break/>
      <text:p text:style-name="Normal"> </text:p>
      <text:p text:style-name="Normal">Environment variables:<text:line-break/>   BVM_MKIMG_MONOLITH_JAR<text:line-break/>        Pass in a bvm monolith jar file.<text:line-break/>   BVM_MKIMG_MONOLITH_PLATFORM<text:line-break/>        Specify the platform.<text:line-break/>   BVM_MKIMG_OUTPUT_VMDK<text:line-break/>        Specify the output vmdk file.<text:line-break/>   BVM_MKIMG_DCF<text:line-break/>        Pass in a default config file.<text:line-break/>   BVM_MKIMG_VKR<text:line-break/>        Pass in a vkr file. Requires the 'encrypt-vkr' tool<text:line-break/>        to be in the PATH.<text:line-break/>   BVM_MKIMG_VKX<text:line-break/>        Pass in a vkx file.</text:p>
      <text:p text:style-name="Normal"> </text:p>
      <text:p text:style-name="Normal">[root@rakeshdev lin-nv40b-x86_64-r]# sudo PATH=$PATH:/root/Monolith_20Feb/software/exports/lin-vfr-x86_64-r/ ../rootfs/boot/install-tools/bvm-mkimg.sh -m monolith-nv40b-x86_64.jar -p nv40b -o monolith.vmdk -vkr 710011644928.vkr<text:line-break/>Operation started Fri Feb 21 19:05:58 IST 2025<text:line-break/>Creating temporary folder /tmp/monolith-nv40b-x86_64.qffk5EQmBv... done<text:line-break/>Unpacking monolith-nv40b-x86_64.jar... done<text:line-break/>Unpacking monolith.tgz from monolith-nv40b-x86_64.jar... done<text:line-break/>Unpacking rootfs.tgz from monolith.tgz... done<text:line-break/>Creating monolith.img file... done<text:line-break/>Creating the loop device... done<text:line-break/>Formatting monolith.img... done<text:line-break/>Adding device maps... done<text:line-break/>Make the boot file system... done<text:line-break/>Make the primary root file system... done<text:line-break/>Make the backup root file system... done<text:line-break/>Mount the file systems... done<text:line-break/>Unpack the primary root file system files... done<text:line-break/>Execute directory-post-setup script on the primary rootfs ... done<text:line-break/>Unpack the backup root file system files... done<text:line-break/>Execute directory-post-setup script on the backup rootfs... done<text:line-break/>Set up grub... done<text:line-break/>Creating sys.conf... done<text:line-break/><text:soft-page-break/>Encrypting and installing 710011644928.vkr... done<text:line-break/>Unmount file systems... done<text:line-break/>Converting to vmdk... done<text:line-break/>Operation ended Fri Feb 21 19:06:35 IST 2025<text:line-break/>[root@rakeshdev lin-nv40b-x86_64-r]#</text:p>
      <text:p text:style-name="Normal"> <text:line-break/> </text:p>
      <text:p text:style-name="Normal"> 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Navyasree Nese Venkataiah Gari EXT</meta:initial-creator>
    <dc:creator>Navyasree Nese Venkataiah Gari EXT</dc:creator>
    <meta:creation-date>2025-02-26T10:04:00Z</meta:creation-date>
    <dc:date>2025-02-28T07:37:00Z</dc:date>
    <meta:template xlink:href="Normal" xlink:type="simple"/>
    <meta:editing-cycles>1</meta:editing-cycles>
    <meta:editing-duration>PT60S</meta:editing-duration>
    <meta:document-statistic meta:page-count="11" meta:paragraph-count="35" meta:word-count="2641" meta:character-count="17665" meta:row-count="125" meta:non-whitespace-character-count="15059"/>
  </office:meta>
</office:document-meta>
</file>